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text-underline-style="none" fo:font-weight="normal" officeooo:rsid="000d8792" officeooo:paragraph-rsid="00008896" style:font-style-asian="normal" style:font-weight-asian="normal" style:font-style-complex="normal" style:font-weight-complex="normal"/>
    </style:style>
    <style:style style:name="P2" style:family="paragraph" style:parent-style-name="Standard">
      <style:text-properties fo:font-style="normal" style:text-underline-style="none" fo:font-weight="normal" officeooo:rsid="00024908" officeooo:paragraph-rsid="00024908"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d8792" officeooo:paragraph-rsid="00008896" style:font-style-asian="normal" style:font-weight-asian="bold" style:font-style-complex="normal" style:font-weight-complex="bold"/>
    </style:style>
    <style:style style:name="P4" style:family="paragraph" style:parent-style-name="Standard">
      <style:text-properties officeooo:rsid="00037be0" officeooo:paragraph-rsid="00008896"/>
    </style:style>
    <style:style style:name="P5" style:family="paragraph" style:parent-style-name="Standard">
      <style:paragraph-properties fo:text-align="center" style:justify-single-word="false"/>
      <style:text-properties fo:font-style="italic" style:text-underline-style="none" fo:font-weight="normal" officeooo:rsid="000d8792" officeooo:paragraph-rsid="00008896"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normal" style:text-underline-style="none" fo:font-weight="normal" officeooo:rsid="000d8792" officeooo:paragraph-rsid="000a1af1"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none" fo:font-weight="normal" officeooo:rsid="000d8792" officeooo:paragraph-rsid="00008896"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text-underline-style="none" fo:font-weight="normal" officeooo:rsid="000d8792" officeooo:paragraph-rsid="0010ab63"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normal" officeooo:rsid="000f6b1c" officeooo:paragraph-rsid="000f6b1c"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style:text-underline-style="none" fo:font-weight="normal" officeooo:rsid="000f6b1c" officeooo:paragraph-rsid="000f6b1c" style:font-style-asian="normal" style:font-weight-asian="normal" style:font-style-complex="normal" style:font-weight-complex="normal"/>
    </style:style>
    <style:style style:name="T1" style:family="text">
      <style:text-properties officeooo:rsid="000ddd82"/>
    </style:style>
    <style:style style:name="T2" style:family="text">
      <style:text-properties officeooo:rsid="000e9c32"/>
    </style:style>
    <style:style style:name="T3" style:family="text">
      <style:text-properties officeooo:rsid="000353ce"/>
    </style:style>
    <style:style style:name="T4" style:family="text">
      <style:text-properties officeooo:rsid="0008aabd"/>
    </style:style>
    <style:style style:name="T5" style:family="text">
      <style:text-properties officeooo:rsid="0009c54e"/>
    </style:style>
    <style:style style:name="T6" style:family="text">
      <style:text-properties officeooo:rsid="000a1af1"/>
    </style:style>
    <style:style style:name="T7" style:family="text">
      <style:text-properties officeooo:rsid="000dd1c0"/>
    </style:style>
    <style:style style:name="T8" style:family="text">
      <style:text-properties fo:font-style="italic" style:font-style-asian="italic" style:font-style-complex="italic"/>
    </style:style>
    <style:style style:name="T9" style:family="text">
      <style:text-properties fo:font-style="italic" officeooo:rsid="000ddd82" style:font-style-asian="italic" style:font-style-complex="italic"/>
    </style:style>
    <style:style style:name="T10" style:family="text">
      <style:text-properties fo:font-style="italic" officeooo:rsid="000dd1c0" style:font-style-asian="italic" style:font-style-complex="italic"/>
    </style:style>
    <style:style style:name="T11" style:family="text">
      <style:text-properties fo:font-style="italic" officeooo:rsid="000e9c32" style:font-style-asian="italic" style:font-style-complex="italic"/>
    </style:style>
    <style:style style:name="T12" style:family="text">
      <style:text-properties officeooo:rsid="000f9f5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toine Viton </text:p>
      <text:p text:style-name="P2">Florian Gaugirard <text:span text:style-name="T3">A2</text:span></text:p>
      <text:p text:style-name="P3">Explication Diagramme<text:span text:style-name="T5">s</text:span></text:p>
      <text:p text:style-name="P5"/>
      <text:p text:style-name="P1">Explication du code couleur :</text:p>
      <text:p text:style-name="P1">- En vert on retrouve la couche graphique</text:p>
      <text:p text:style-name="P1">- <text:span text:style-name="T12">En rose les classes utiles pour afficher les Scores</text:span></text:p>
      <text:p text:style-name="P1">- <text:span text:style-name="T12">En jaune les classe d’Android</text:span></text:p>
      <text:p text:style-name="P1">- En orange les <text:span text:style-name="T4">activités</text:span></text:p>
      <text:p text:style-name="P1">- En bleu claire on retrouve les classes du modèle logique et du métier</text:p>
      <text:p text:style-name="P1">- En bleu turquoise la classe jeu qui fait le lien entre la couche graphique et le reste</text:p>
      <text:p text:style-name="P1"/>
      <text:p text:style-name="P6"><text:tab/>Les <text:span text:style-name="T4">activités</text:span> permettent de gérer les interactions du joueur avec la fenêtre. <text:span text:style-name="T6">Elles sont également responsables de la navigation entre les différentes fenêtres de l’application.</text:span></text:p>
      <text:p text:style-name="P8"><text:tab/><text:span text:style-name="T1">Dans le modèle on trouve toutes les classes qui sont responsables du déroulement d’une partie. Les classes du package métier et logique sont les classes internes on pourrait les utiliser avec une autre couche graphique pour le jeu. La classe </text:span><text:span text:style-name="T9">Manager</text:span><text:span text:style-name="T1"> fait le lien avec ces classes et la couche graphique.</text:span></text:p>
      <text:p text:style-name="P1"/>
      <text:p text:style-name="P1"><text:tab/><text:span text:style-name="T1">La boucle de jeu de la classe </text:span><text:span text:style-name="T9">Boucle</text:span><text:span text:style-name="T1"> est observable par les classes héritant de la classe Observateur on retrouve ici le patron observateur. La </text:span><text:span text:style-name="T9">Boucle</text:span><text:span text:style-name="T1"> est donc observable par </text:span><text:span text:style-name="T9">l’AfficheurAndroid</text:span><text:span text:style-name="T1">, le </text:span><text:span text:style-name="T9">Manager </text:span><text:span text:style-name="T7">et le </text:span><text:span text:style-name="T10">DeplaceurAndroid, ils</text:span><text:span text:style-name="T7"> réagissent à chaque tick</text:span><text:span text:style-name="T10"> </text:span><text:span text:style-name="T7">envoyé par la boucle</text:span><text:span text:style-name="T10">.</text:span></text:p>
      <text:p text:style-name="P1"/>
      <text:p text:style-name="P1"><text:tab/><text:span text:style-name="T2">Plusieurs stratégies ont aussi été mises en place notamment au niveau de la logique de déplacement, de la logique d’affichage et de la logique de collision (utilisation dans ces trois cas du patron stratégie). (On aurait également pu mettre en place le patron stratégie pour la persistance des scores ou encore le chargement du niveau). Un bel exemple du patron stratégie est celui mis en place au niveau du </text:span><text:span text:style-name="T11">Collisionneur</text:span><text:span text:style-name="T2"> avec deux implémentations concrètes de ce dernier, l’un pour gérer les collisions avec les briques (</text:span><text:span text:style-name="T11">CollisionneurClassique</text:span><text:span text:style-name="T10">)</text:span><text:span text:style-name="T2"> l’autre pour gérer les collisions avec les bombes (</text:span><text:span text:style-name="T11">CollisionneurDeBombe</text:span><text:span text:style-name="T10">)</text:span><text:span text:style-name="T2">.</text:span></text:p>
      <text:p text:style-name="P1"><text:tab/></text:p>
      <text:p text:style-name="P10"><text:tab/>Les classes responsables de la persistance des Scores sont le <text:span text:style-name="T8">ChargeurDeScores</text:span> et le <text:span text:style-name="T8">SauveurDeScores</text:span>, le premier permet de charger <text:span text:style-name="T8">LesScores</text:span> depuis un fichier le second permet de sauver les <text:span text:style-name="T8">Scores</text:span> dans ce fichier.</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5T17:04:56.167556132</meta:creation-date>
    <dc:date>2022-03-27T23:55:49.644000000</dc:date>
    <meta:editing-duration>PT3H2M47S</meta:editing-duration>
    <meta:editing-cycles>12</meta:editing-cycles>
    <meta:generator>LibreOffice/6.1.4.2$Windows_X86_64 LibreOffice_project/9d0f32d1f0b509096fd65e0d4bec26ddd1938fd3</meta:generator>
    <meta:document-statistic meta:table-count="0" meta:image-count="0" meta:object-count="0" meta:page-count="1" meta:paragraph-count="16" meta:word-count="322" meta:character-count="1992" meta:non-whitespace-character-count="1678"/>
  </office:meta>
</office:document-meta>
</file>